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hal Korbela</text:p>
      <text:p text:style-name="Standard">septima</text:p>
      <text:p text:style-name="Standard">Gym. J.J. Bánovce nad Bebravou</text:p>
      <text:p text:style-name="Standard">úloha 7</text:p>
      <text:p text:style-name="Standard"/>
      <text:p text:style-name="Standard">Najskôr sa pozrime na jednu zaujímavosť:</text:p>
      <text:p text:style-name="Standard"/>
      <text:p text:style-name="Standard">keď sa pozrieme na nejaké políčko plánika(zatiaľ bez prekážok) tak vieme, že sa počet ciest naň rovná počtu kombinácii z opakovaním... ale to teraz nepotrebujeme, ale vieme, že sa rovná súčtu políčka nad a naľavo od neho. Z prekážkami to bude to isté, akurát prekážky rátame akože je tam 0(čo si budem musieť prerobiť plánik).</text:p>
      <text:p text:style-name="Standard"/>
      <text:p text:style-name="Standard">Potom ak stúpim na nejaké políčko, tak viem sa rozhudnúť v konštantnom čase či pôjdem hore alebo doľava.</text:p>
      <text:p text:style-name="Standard"/>
      <text:p text:style-name="Standard">Ja pre krajšie riešenie si počty ciest vypočítam od dolného pravého rohu. Potom v ľavom hornom dostanem počet všetkých ciest.</text:p>
      <text:p text:style-name="Standard"/>
      <text:p text:style-name="Standard">Potom keď idem z ľavého horného rohu, tak sa pozriem doprava a dole a viem usúdiť podľa počtu ciest či pôjdem dole alebo doprava(či je počet ciest väčší alebo menší ako číslo dole)</text:p>
      <text:p text:style-name="Standard"/>
      <text:p text:style-name="Standard">Ak pôjdem doprava, tak v nasledujúcom ťahu musím pripočítať počet ciest smerom dole v predchádzajúcom ťahu.</text:p>
      <text:p text:style-name="Standard"/>
      <text:p text:style-name="Standard">Ak však na začiatku je číslo väčšie ako je celkový počet ciest, tak taká cesta potom nemôže existovať a vypíše sa neexituje.</text:p>
      <text:p text:style-name="Standard"/>
      <text:p text:style-name="Standard">Avšak vyskytol sa mi problém v maximálnej kapacite long long, tak potom keď sčítavam tak ak je to väčšie alebo rovné 10<text:span text:style-name="T1">17</text:span><text:span text:style-name="T2"> tak potom tam hodím 10</text:span><text:span text:style-name="T1">17</text:span><text:span text:style-name="T2"> – lebo väčšie číslo nikdy potrebovať nebudem.</text:span></text:p>
      <text:p text:style-name="P1"/>
      <text:p text:style-name="P1">#include &lt;iostream&gt; </text:p>
      <text:p text:style-name="P1"/>
      <text:p text:style-name="P1">using namespace std; </text:p>
      <text:p text:style-name="P1"/>
      <text:p text:style-name="P1">long long maxim=100000000000000000; <text:tab/><text:tab/>//maximálne číslo</text:p>
      <text:p text:style-name="P1"/>
      <text:p text:style-name="P1">long long pole[1047][1047]; <text:tab/><text:tab/><text:tab/><text:tab/>//zapamätáme si mriežku</text:p>
      <text:p text:style-name="P1"/>
      <text:p text:style-name="P1">long long r,s; </text:p>
      <text:p text:style-name="P1"/>
      <text:p text:style-name="P1">int chod(long long min, long long temp,long long x,long long y){ <text:tab/><text:tab/>//rekurzívna funkcia, ktorá vypisuje a zisťuje cestu</text:p>
      <text:p text:style-name="P1"/>
      <text:p text:style-name="P1">if(x==r &amp;&amp; y==s){ cout&lt;&lt;endl; <text:tab/><text:tab/>// ak sme na konci, tak vypíš nový riadok</text:p>
      <text:p text:style-name="P1">return 0; </text:p>
      <text:p text:style-name="P1">}; </text:p>
      <text:p text:style-name="P1"/>
      <text:p text:style-name="P1"/>
      <text:p text:style-name="P1">if(pole[x+1][y]+temp&gt;=min &amp;&amp; pole[x+1][y]!=0 ){ // ak musím ísť dole – cesta je menšia alebo rovná ako počet ciest smerom dole</text:p>
      <text:p text:style-name="P1">cout&lt;&lt;"D"; </text:p>
      <text:p text:style-name="P1">chod(min,temp,x+1,y); <text:tab/>// chod dole</text:p>
      <text:p text:style-name="P1"><text:soft-page-break/>} </text:p>
      <text:p text:style-name="P1">else if(pole[x+1][y]+temp&lt;=min &amp;&amp; pole[x][y+1]!=0){ <text:tab/>// inak chod vpravo</text:p>
      <text:p text:style-name="P1">cout&lt;&lt;"P"; </text:p>
      <text:p text:style-name="P1">chod(min,temp+pole[x+1][y],x,y+1); </text:p>
      <text:p text:style-name="P1">} </text:p>
      <text:p text:style-name="P1"/>
      <text:p text:style-name="P1"><text:s/></text:p>
      <text:p text:style-name="P1">else <text:tab/><text:tab/><text:tab/><text:tab/>// inak sa zacykli ak nemáš cestu, čo nikdy nenastane(pre kontrolu)</text:p>
      <text:p text:style-name="P1">while(true) </text:p>
      <text:p text:style-name="P1">cout&lt;&lt;"l"; </text:p>
      <text:p text:style-name="P1"/>
      <text:p text:style-name="P1"/>
      <text:p text:style-name="P1"/>
      <text:p text:style-name="P1"/>
      <text:p text:style-name="P1"/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 main(){ </text:p>
      <text:p text:style-name="P1"/>
      <text:p text:style-name="P1">long long q; </text:p>
      <text:p text:style-name="P1"/>
      <text:p text:style-name="P1"/>
      <text:p text:style-name="P1">cin&gt;&gt;r&gt;&gt;s&gt;&gt;q; <text:tab/><text:tab/><text:tab/>// načítanie mriežky a otázok</text:p>
      <text:p text:style-name="P1"/>
      <text:p text:style-name="P1">for(int i=1; i&lt;=r; i++) </text:p>
      <text:p text:style-name="P1">for(int j=1; j&lt;=s; j++){ </text:p>
      <text:p text:style-name="P1">int temp=0;; </text:p>
      <text:p text:style-name="P1">cin&gt;&gt;temp; </text:p>
      <text:p text:style-name="P1">if(temp==1) pole[i][j]=0; <text:tab/><text:tab/>// ak je tam prekážka, tak tam daj 0 nie 1</text:p>
      <text:p text:style-name="P1">else pole[i][j]=-1; <text:tab/><text:tab/><text:tab/>// inak voľné miesto označ -1</text:p>
      <text:p text:style-name="P1">} </text:p>
      <text:p text:style-name="P1"/>
      <text:p text:style-name="P1"/>
      <text:p text:style-name="P1"/>
      <text:p text:style-name="P1"/>
      <text:p text:style-name="P1">pole[r][s]=1; <text:tab/><text:tab/><text:tab/><text:tab/>// do políčka r x s vedie práve 1 cesta</text:p>
      <text:p text:style-name="P1"/>
      <text:p text:style-name="P1">for(int i=r; i&gt;0; i—) <text:tab/><text:tab/><text:tab/>// vypočítaj počty ciest</text:p>
      <text:p text:style-name="P1">for(int j=s; j&gt;0; j--){ </text:p>
      <text:p text:style-name="P1"/>
      <text:p text:style-name="P1">if(pole[i][j]!=0){ </text:p>
      <text:p text:style-name="P1">if(i==r &amp;&amp; j==s) continue; <text:tab/><text:tab/>//ak sme ešte na začiatku</text:p>
      <text:p text:style-name="P1"><text:tab/><text:tab/><text:tab/><text:tab/><text:tab/>// inak</text:p>
      <text:p text:style-name="P1"/>
      <text:p text:style-name="P1"><text:soft-page-break/>else if(i==r) pole[i][j]=pole[i][j+1]; <text:tab/>//ak sme na kraji, tak aby sme nešahali mimo poľa, tak je tam 0 tak ju tam umelo dať</text:p>
      <text:p text:style-name="P1"/>
      <text:p text:style-name="P1">else if(j==s) pole[i][j]=pole[i+1][j]; <text:tab/>//tak isto</text:p>
      <text:p text:style-name="P1">else if(pole[i+1][j]+pole[i][j+1]&lt;maxim) <text:tab/>// ak je vštko OK</text:p>
      <text:p text:style-name="Standard"><text:span text:style-name="T2">pole[i][j]=pole[i+1][j]+pole[i][j+1]; <text:tab/><text:tab/>// ak by sme prekročili limit long long tak tam dajme </text:span><text:span text:style-name="T2">maxim</text:span></text:p>
      <text:p text:style-name="P1">else pole[i][j]=maxim; </text:p>
      <text:p text:style-name="P1">} </text:p>
      <text:p text:style-name="P1">} </text:p>
      <text:p text:style-name="P1"/>
      <text:p text:style-name="P1"/>
      <text:p text:style-name="P1"/>
      <text:p text:style-name="P1"/>
      <text:p text:style-name="P1"/>
      <text:p text:style-name="P1">for(int i=1; i&lt;=q; i++){ <text:tab/><text:tab/>// načítaj otázku a vypíš cestu</text:p>
      <text:p text:style-name="P1">long long temp; </text:p>
      <text:p text:style-name="P1">cin&gt;&gt;temp; </text:p>
      <text:p text:style-name="P1">if(pole[1][1]&lt;temp){ cout&lt;&lt;"neexistuje"&lt;&lt;endl; continue;} <text:tab/>//ak taká cesta neexituje</text:p>
      <text:p text:style-name="P1">chod(temp, 0,1,1); <text:tab/><text:tab/><text:tab/>// funkcia, ktorá vypisuje cestu a cestuje po pláne</text:p>
      <text:p text:style-name="P1"/>
      <text:p text:style-name="P1">} </text:p>
      <text:p text:style-name="P1"/>
      <text:p text:style-name="P1"/>
      <text:p text:style-name="P1">}</text:p>
      <text:p text:style-name="P1"/>
      <text:p text:style-name="P1"/>
      <text:p text:style-name="P1"/>
      <text:p text:style-name="P1">Čo sa týka zložitostí:</text:p>
      <text:p text:style-name="P1"/>
      <text:p text:style-name="P1"/>
      <text:p text:style-name="P1">čas <text:s/>- potrebujeme pre načítanie r*s a vypočítať počty ciest O(r*s)</text:p>
      <text:p text:style-name="P1"/>
      <text:p text:style-name="P1">a pre každú cestu ktorú vypisujeme potrebujeme q(r+s) času, takže dokopy O(r*s+q(r+s))</text:p>
      <text:p text:style-name="P1"/>
      <text:p text:style-name="P1">pamäť okrem poľa ktoré potrebujem na mriežku a parametrov vo fukcii rekurzívnej nepotrebujem nič iné, takže O(r*s+r+s) a spolu O(r*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10-21T21:57:07</meta:creation-date>
    <dc:date>2012-10-22T21:26:14</dc:date>
    <dc:creator>kabell </dc:creator>
    <meta:editing-duration>PT5M2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68" meta:word-count="531" meta:character-count="3418" meta:non-whitespace-character-count="2876"/>
  </office:meta>
</office:document-meta>
</file>